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6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Networking — Ports, DNS, Networks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6 is the largest module in the course and the most common source of production bugs. The key</text:span></text:p>
              <text:p><text:span text:style-name="s6">insight is that user-defined networks enable DNS-based service discovery; the default network does</text:span></text:p>
              <text:p><text:span text:style-name="s6">not. Build that intuition early and the rest of the module flows naturally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How Container Networking Work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ach container gets its own network namespace</text:span></text:p>
            <text:p><text:span text:style-name="s4">Virtual ethernet pair (veth) connects container to bridge</text:span></text:p>
            <text:p><text:span text:style-name="s4">User-defined network: DNS enabled — containers find each other by name</text:span></text:p>
            <text:p><text:span text:style-name="s4">Default 'podman' bridge: NO automatic DNS (use named networks!)</text:span></text:p>
            <text:p><text:span text:style-name="s4">Rootless helpers: pasta (preferred, modern) or slirp4netn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ental model: think of a user-defined network as a private LAN segment. Every container on that</text:span></text:p>
              <text:p><text:span text:style-name="s6">segment gets a private IP and a DNS entry matching its container name. The Podman DNS resolver</text:span></text:p>
              <text:p><text:span text:style-name="s6">(aardvark-dns) handles the DNS. The default network is a legacy artifact — it has no DNS, so</text:span></text:p>
              <text:p><text:span text:style-name="s6">containers cannot find each other by name. Always create explicit named networks. Check your</text:span></text:p>
              <text:p><text:span text:style-name="s6">rootless backend: podman info --format {{.Host.NetworkBackend}}. Pasta is newer and handles UDP/ICMP</text:span></text:p>
              <text:p><text:span text:style-name="s6">more cleanly than slirp4netn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Port Publishing Patter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-p 8080:80              all interfaces (0.0.0.0) — default</text:span></text:p>
            <text:p><text:span text:style-name="s5">-p 127.0.0.1:8080:80   loopback only — safer for internal services</text:span></text:p>
            <text:p><text:span text:style-name="s5">-p 8080:80 -p 8443:443  multiple ports</text:span></text:p>
            <text:p><text:span text:style-name="s5">-p 80                   random host port (ephemeral)</text:span></text:p>
            <text:p><text:span text:style-name="s5">podman port &lt;name&gt;      see what is publishe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ecurity principle: bind to the most restrictive address that still meets your requirements.</text:span></text:p>
              <text:p><text:span text:style-name="s6">Internal APIs should bind to 127.0.0.1. Only the reverse proxy should bind to 0.0.0.0. In</text:span></text:p>
              <text:p><text:span text:style-name="s6">production: DB never publishes a port at all — it lives on an internal network only accessible to</text:span></text:p>
              <text:p><text:span text:style-name="s6">the app tier. This is the network segmentation pattern covered in the three-tier lab. Rootless note:</text:span></text:p>
              <text:p><text:span text:style-name="s6">ports below 1024 need sysctl net.ipv4.ip_unprivileged_port_start or a reverse proxy. The reverse</text:span></text:p>
              <text:p><text:span text:style-name="s6">proxy approach is always preferr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User-Defined Networks and D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network create appnet</text:span></text:p>
            <text:p><text:span text:style-name="s5">podman run -d --name db --network appnet postgres:16-alpine</text:span></text:p>
            <text:p><text:span text:style-name="s5">podman run -d --name app --network appnet myapp:latest</text:span></text:p>
            <text:p><text:span text:style-name="s4">Inside 'app': getent hosts db   -&gt;  resolves to db container's IP</text:span></text:p>
            <text:p><text:span text:style-name="s4">Network aliases: --network-alias db   (role-based name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demo: create a network, start two containers on it, exec into one and resolve the other by</text:span></text:p>
              <text:p><text:span text:style-name="s6">container name. When this works, students understand why user-defined networks are mandatory for</text:span></text:p>
              <text:p><text:span text:style-name="s6">multi-service stacks. Network aliases: --network-alias db means you can have two containers share</text:span></text:p>
              <text:p><text:span text:style-name="s6">the alias db for a blue/green rotation. When you cut over, the alias switches — downstream services</text:span></text:p>
              <text:p><text:span text:style-name="s6">need no config change. Custom subnets: only needed when avoiding VPN subnet conflic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Multi-Network Segmentation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[internet] -&gt; [frontend-net] -&gt; [proxy] -&gt; [app] -&gt; [backend-net] -&gt; [db]</text:span></text:p>
            <text:p><text:span text:style-name="s4">proxy: only on frontend-net</text:span></text:p>
            <text:p><text:span text:style-name="s4">app: on BOTH frontend-net AND backend-net</text:span></text:p>
            <text:p><text:span text:style-name="s4">db: only on backend-net (--internal, no outbound access)</text:span></text:p>
            <text:p><text:span text:style-name="s5">podman network connect backend-net app   # add second network liv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production architecture pattern for the course. Walk through the logic: the proxy cannot</text:span></text:p>
              <text:p><text:span text:style-name="s6">reach the db (different network), the app can reach both, and the db cannot reach the internet</text:span></text:p>
              <text:p><text:span text:style-name="s6">(--internal). --internal is important: an internal network has no default route, so a compromised DB</text:span></text:p>
              <text:p><text:span text:style-name="s6">container cannot exfiltrate data to the internet. This is a concrete, verifiable security control.</text:span></text:p>
              <text:p><text:span text:style-name="s6">Key command: podman network connect adds a running container to a second network without re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6: Three-Tier Isolated Stack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Create: frontend-net, app-net (--internal)</text:span></text:p>
            <text:p><text:span text:style-name="s4">Start: db on app-net, app on app-net (--network-alias api), proxy on frontend-net</text:span></text:p>
            <text:p><text:span text:style-name="s5">podman network connect frontend-net app</text:span></text:p>
            <text:p><text:span text:style-name="s4">Verify: app resolves db (YES), proxy resolves api (YES)</text:span></text:p>
            <text:p><text:span text:style-name="s4">Verify: proxy cannot resolve db (ISOLATED), db cannot reach internet (BLOCKED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most important lab in Module 06. Run each verification step explicitly and ask students</text:span></text:p>
              <text:p><text:span text:style-name="s6">to predict the result before running it. Check proxy isolation: podman exec proxy sh -lc 'getent</text:span></text:p>
              <text:p><text:span text:style-name="s6">hosts db 2&gt;&amp;1 || echo ISOLATED'. If it says ISOLATED the segmentation works. Check db internet</text:span></text:p>
              <text:p><text:span text:style-name="s6">access: podman exec db wget --timeout=3 http://example.com 2&gt;&amp;1 || echo BLOCKED. These two</text:span></text:p>
              <text:p><text:span text:style-name="s6">verification commands should become part of every student's deployment checklis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Networking Troubleshooting Checkli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Cannot reach by name? -&gt; are both on the same user-defined network?</text:span></text:p>
            <text:p><text:span text:style-name="s4">DNS works, TCP fails? -&gt; service not listening, wrong port, firewall</text:span></text:p>
            <text:p><text:span text:style-name="s4">Port published but unreachable? -&gt; check HostIp binding, check ss -tlnp inside</text:span></text:p>
            <text:p><text:span text:style-name="s4">Cannot reach internet? -&gt; check if --internal flag is set on the network</text:span></text:p>
            <text:p><text:span text:style-name="s4">Debug sidecar: podman run --rm --network &lt;net&gt; alpine sh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each the systematic approach: DNS first, then TCP, then firewall, then binding. Students who skip</text:span></text:p>
              <text:p><text:span text:style-name="s6">steps waste time. The most common mistake is checking the wrong thing first: they try curl before</text:span></text:p>
              <text:p><text:span text:style-name="s6">checking if DNS resolves. The debug sidecar pattern: run an ephemeral alpine container on the same</text:span></text:p>
              <text:p><text:span text:style-name="s6">network and use it as your network debug tool. For containers that lack networking tools, point to</text:span></text:p>
              <text:p><text:span text:style-name="s6">nicolaka/netshoot — it is a purpose-built debug image with curl, dig, tcpdump, and nmap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